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800000" loext:opacity="100%" style:font-name="Noto Serif CJK SC" fo:font-size="12pt" fo:letter-spacing="normal" fo:font-style="normal" fo:font-weight="normal" officeooo:rsid="00116955" officeooo:paragraph-rsid="00116955" style:font-name-asian="Noto Serif CJK SC" style:font-size-asian="12pt" style:font-size-complex="12pt"/>
    </style:style>
    <style:style style:name="P2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font-variant="normal" fo:text-transform="none" fo:color="#800000" loext:opacity="100%" style:font-name="Noto Serif CJK SC" fo:font-size="12pt" fo:letter-spacing="normal" fo:font-style="normal" fo:font-weight="normal" style:font-name-asian="Noto Serif CJK SC" style:font-size-asian="12pt" style:font-size-complex="12pt"/>
    </style:style>
    <style:style style:name="P3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font-variant="normal" fo:text-transform="none" fo:color="#800000" loext:opacity="100%" style:font-name="Noto Serif CJK SC" fo:font-size="12pt" fo:letter-spacing="normal" fo:font-style="normal" fo:font-weight="normal" officeooo:rsid="00116955" officeooo:paragraph-rsid="00116955" style:font-name-asian="Noto Serif CJK SC" style:font-size-asian="12pt" style:font-name-complex="Liberation Mono" style:font-size-complex="12pt"/>
    </style:style>
    <style:style style:name="P4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font-variant="normal" fo:text-transform="none" fo:color="#800000" loext:opacity="100%" style:font-name="Noto Serif CJK SC" fo:font-size="12pt" fo:letter-spacing="normal" fo:font-style="normal" fo:font-weight="normal" officeooo:rsid="00116955" officeooo:paragraph-rsid="00116955" style:font-name-asian="Noto Serif CJK SC" style:font-size-asian="12pt" style:font-style-asian="normal" style:font-weight-asian="normal" style:font-name-complex="Liberation Mono" style:font-size-complex="12pt"/>
    </style:style>
    <style:style style:name="P5" style:family="paragraph" style:parent-style-name="Standard">
      <style:text-properties fo:font-variant="normal" fo:text-transform="none" fo:color="#000000" loext:opacity="100%" style:font-name="Noto Serif CJK SC" fo:font-size="12pt" fo:letter-spacing="normal" fo:font-style="normal" fo:font-weight="normal" officeooo:rsid="00116955" officeooo:paragraph-rsid="00116955" style:font-name-asian="Noto Serif CJK SC" style:font-size-asian="12pt" style:font-size-complex="12pt"/>
    </style:style>
    <style:style style:name="P6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font-variant="normal" fo:text-transform="none" fo:color="#000000" loext:opacity="100%" style:font-name="Noto Serif CJK SC" fo:font-size="12pt" fo:letter-spacing="normal" fo:font-style="normal" fo:font-weight="normal" officeooo:rsid="00116955" officeooo:paragraph-rsid="00116955" style:font-name-asian="Noto Serif CJK SC" style:font-size-asian="12pt" style:font-style-asian="normal" style:font-weight-asian="normal" style:font-name-complex="Liberation Mono" style:font-size-complex="12pt"/>
    </style:style>
    <style:style style:name="P7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font-variant="normal" fo:text-transform="none" fo:color="#000000" loext:opacity="100%" style:font-name="Noto Serif CJK SC" fo:font-size="12pt" fo:letter-spacing="normal" fo:font-style="normal" fo:font-weight="normal" officeooo:rsid="00116955" officeooo:paragraph-rsid="00116955" style:font-name-asian="Noto Serif CJK SC" style:font-size-asian="12pt" style:font-style-asian="normal" style:font-weight-asian="normal" style:font-name-complex="Liberation Mono" style:font-size-complex="12pt" loext:padding="0in" loext:border="none"/>
    </style:style>
    <style:style style:name="P8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color="#800000" loext:opacity="100%" style:font-name="Noto Serif CJK SC" fo:font-size="12pt" officeooo:paragraph-rsid="00116955" style:font-name-asian="Noto Serif CJK SC" style:font-size-asian="12pt" style:font-size-complex="12pt"/>
    </style:style>
    <style:style style:name="P9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color="#800000" loext:opacity="100%" style:font-name="Noto Serif CJK SC" fo:font-size="12pt" officeooo:rsid="00116955" officeooo:paragraph-rsid="00116955" style:font-name-asian="Noto Serif CJK SC" style:font-size-asian="12pt" style:font-size-complex="12pt"/>
    </style:style>
    <style:style style:name="P10" style:family="paragraph" style:parent-style-name="Standard">
      <style:text-properties style:font-name="Noto Serif CJK SC" fo:font-size="12pt" officeooo:rsid="00116955" officeooo:paragraph-rsid="00116955" style:font-name-asian="Noto Serif CJK SC" style:font-size-asian="12pt" style:font-size-complex="12pt"/>
    </style:style>
    <style:style style:name="P11" style:family="paragraph" style:parent-style-name="Standard">
      <style:text-properties style:font-name="Noto Serif CJK SC" fo:font-size="15pt" fo:font-weight="bold" officeooo:rsid="00116955" officeooo:paragraph-rsid="00116955" style:font-name-asian="Noto Serif CJK SC" style:font-size-asian="15pt" style:font-weight-asian="bold" style:font-size-complex="15pt" style:font-weight-complex="bold"/>
    </style:style>
    <style:style style:name="P12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font-variant="normal" fo:text-transform="none" fo:color="#000000" loext:opacity="100%" style:font-name="Noto Serif CJK SC" fo:font-size="12pt" fo:letter-spacing="normal" fo:font-style="normal" fo:font-weight="normal" officeooo:rsid="00116955" officeooo:paragraph-rsid="00116955" style:font-name-asian="Noto Serif CJK SC" style:font-size-asian="12pt" style:font-style-asian="normal" style:font-weight-asian="normal" style:font-name-complex="Liberation Mono" style:font-size-complex="12pt" loext:padding="0in" loext:border="none"/>
    </style:style>
    <style:style style:name="P13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/>
      <style:text-properties fo:font-variant="normal" fo:text-transform="none" fo:color="#000000" loext:opacity="100%" style:font-name="Noto Serif CJK SC" fo:font-size="12pt" fo:letter-spacing="normal" fo:font-style="normal" fo:font-weight="normal" officeooo:rsid="0016af4c" officeooo:paragraph-rsid="0016af4c" style:font-name-asian="Noto Serif CJK SC" style:font-size-asian="12pt" style:font-style-asian="normal" style:font-weight-asian="normal" style:font-name-complex="Liberation Mono" style:font-size-complex="12pt" loext:padding="0in" loext:border="none"/>
    </style:style>
    <style:style style:name="T1" style:family="text">
      <style:text-properties fo:color="#800000" loext:opacity="100%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style:font-name-complex="Liberation Mono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16955" style:font-style-asian="normal" style:font-weight-asian="normal" style:font-name-complex="Liberation Mono"/>
    </style:style>
    <style:style style:name="T5" style:family="text">
      <style:text-properties fo:font-variant="normal" fo:text-transform="none" fo:color="#800000" loext:opacity="100%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style:font-style-asian="normal" style:font-weight-asian="normal" style:font-name-complex="Liberation Mono"/>
    </style:style>
    <style:style style:name="T7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bian/Ubuntu清理硬盘空间的8个技巧</text:p>
      <text:p text:style-name="P10">1. 查看已删除软件包残余配置文件：<text:span text:style-name="T5">dpkg --list | grep "^rc"</text:span></text:p>
      <text:p text:style-name="P5">2.删除没有用的deb软件安装包：</text:p>
      <text:p text:style-name="P1">sudo apt-get clean</text:p>
      <text:p text:style-name="P2">sudo apt-get autoclean</text:p>
      <text:p text:style-name="P9"><text:span text:style-name="T2">3.</text:span><text:span text:style-name="T3">删除没有用的依赖软件包（也称孤儿软件包）</text:span></text:p>
      <text:p text:style-name="P3">sudo apt-get install deborphan</text:p>
      <text:p text:style-name="P9"><text:span text:style-name="T3">列出孤儿软件包：</text:span><text:span text:style-name="T6">deborphan</text:span></text:p>
      <text:p text:style-name="P8"><text:span text:style-name="T4">将它们删除：</text:span><text:span text:style-name="T6">deborphan | xargs sudo apt-get purge -y</text:span></text:p>
      <text:p text:style-name="P6">4. 清理日志文件：</text:p>
      <text:p text:style-name="P4">sudo apt-get install ncdu</text:p>
      <text:p text:style-name="P2">sudo ncdu /var/log</text:p>
      <text:p text:style-name="P6">5. </text:p>
      <text:p text:style-name="P7"><text:span text:style-name="T1">sudo apt-get autoclean</text:span> <text:s text:c="13"/># 清理旧版本的软件缓存</text:p>
      <text:p text:style-name="P7"><text:span text:style-name="T1">sudo apt-get clean</text:span> <text:s text:c="17"/># 清理所有软件缓存</text:p>
      <text:p text:style-name="P7"><text:span text:style-name="T1">sudo apt-get autoremove </text:span><text:s text:c="12"/># 删除系统不再使用的孤立软件</text:p>
      <text:p text:style-name="P13">6. 删除多余内核：<text:span text:style-name="T7">一定不要删错哦，切记！！</text:span></text:p>
      <text:p text:style-name="P13">打开终端敲命令：<text:span text:style-name="T1">dpkg --get-selections|grep linux</text:span></text:p>
      <text:p text:style-name="P13">有版本号的就是内核文件</text:p>
      <text:p text:style-name="P13">删除老的内核文件：<text:span text:style-name="T1">sudo apt-get remove 内核文件名</text:span> （例如：linux-image-2.6.27-2-generic）</text:p>
      <text:p text:style-name="P13">内核删除，释放空间了，应该能释放130－140M空间，最后不要忘了看看当前内核：<text:span text:style-name="T1">uname -a</text:span>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1:27:54.547490732</meta:creation-date>
    <dc:date>2022-09-18T11:51:24.198015958</dc:date>
    <meta:editing-duration>PT5M35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21" meta:word-count="264" meta:character-count="628" meta:non-whitespace-character-count="541"/>
  </office:meta>
</office:document-meta>
</file>